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path draw:style-name="gr1" draw:layer="layout" svg:width="1.143cm" svg:height="2cm" svg:x="0cm" svg:y="0cm" svg:viewBox="0 0 1144 2001" svg:d="m572 0c476 0 572 381 572 571s-96 381-286 477c0 381 0 762 0 953-95 0-286 0-572 0 0-191 0-572 0-953-191-96-286-286-286-477s95-571 572-571z">
            <text:p/>
          </draw:path>
          <draw:path draw:style-name="gr2" draw:layer="layout" svg:width="1.143cm" svg:height="2cm" svg:x="0cm" svg:y="0cm" svg:viewBox="0 0 1144 2001" svg:d="m572 0c476 0 572 381 572 571s-96 381-286 477c0 381 0 762 0 953-95 0-286 0-572 0 0-191 0-572 0-953-191-96-286-286-286-477s95-571 572-57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ghts - ERS</dc:title>
    <meta:creation-date>2011-02-07T17:07:3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